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51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3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48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fo:text-align="center"/>
      <style:text-properties fo:color="#cc0000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color="#000000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cc0000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1.905cm" svg:height="0.889cm" svg:x="3.032cm" svg:y="1.635cm">
          <text:p text:style-name="P1"><text:span text:style-name="T1">A</text:span></text:p>
        </draw:ellipse>
        <draw:rect draw:style-name="gr2" draw:text-style-name="P3" draw:layer="layout" svg:width="3.556cm" svg:height="1.651cm" svg:x="2.27cm" svg:y="3.794cm">
          <text:p text:style-name="P1"><text:span text:style-name="T2">Nugget room</text:span></text:p>
          <text:p text:style-name="P1"><text:span text:style-name="T2">Nugget</text:span></text:p>
        </draw:rect>
        <draw:line draw:style-name="gr3" draw:text-style-name="P4" draw:layer="layout" svg:x1="3.921cm" svg:y1="2.524cm" svg:x2="3.921cm" svg:y2="3.794cm">
          <text:p/>
        </draw:line>
        <draw:line draw:style-name="gr4" draw:text-style-name="P1" draw:layer="layout" svg:x1="4.302cm" svg:y1="3.794cm" svg:x2="4.302cm" svg:y2="2.524cm">
          <text:p/>
        </draw:line>
        <draw:frame draw:style-name="gr5" draw:text-style-name="P5" draw:layer="layout" svg:width="1.397cm" svg:height="0.603cm" svg:x="4.175cm" svg:y="3.032cm">
          <draw:text-box>
            <text:p><text:span text:style-name="T1">North</text:span></text:p>
          </draw:text-box>
        </draw:frame>
        <draw:ellipse draw:style-name="gr1" draw:text-style-name="P2" draw:layer="layout" svg:width="1.905cm" svg:height="0.889cm" svg:x="8.493cm" svg:y="1.635cm">
          <text:p text:style-name="P1"><text:span text:style-name="T1">B</text:span></text:p>
        </draw:ellipse>
        <draw:rect draw:style-name="gr2" draw:text-style-name="P3" draw:layer="layout" svg:width="3.556cm" svg:height="1.651cm" svg:x="7.731cm" svg:y="3.794cm">
          <text:p text:style-name="P1"><text:span text:style-name="T2">Y2</text:span></text:p>
        </draw:rect>
        <draw:line draw:style-name="gr3" draw:text-style-name="P4" draw:layer="layout" svg:x1="9.128cm" svg:y1="2.524cm" svg:x2="9.128cm" svg:y2="3.794cm">
          <text:p/>
        </draw:line>
        <draw:line draw:style-name="gr4" draw:text-style-name="P1" draw:layer="layout" svg:x1="9.509cm" svg:y1="3.794cm" svg:x2="9.509cm" svg:y2="2.524cm">
          <text:p/>
        </draw:line>
        <draw:frame draw:style-name="gr5" draw:text-style-name="P5" draw:layer="layout" svg:width="1.397cm" svg:height="0.603cm" svg:x="9.382cm" svg:y="3.032cm">
          <draw:text-box>
            <text:p><text:span text:style-name="T1">South</text:span></text:p>
          </draw:text-box>
        </draw:frame>
        <draw:rect draw:style-name="gr2" draw:text-style-name="P3" draw:layer="layout" svg:width="3.556cm" svg:height="1.651cm" svg:x="12.811cm" svg:y="3.759cm">
          <text:p text:style-name="P1"><text:span text:style-name="T2">Jumble of rock</text:span></text:p>
        </draw:rect>
        <draw:line draw:style-name="gr4" draw:text-style-name="P1" draw:layer="layout" svg:x1="11.287cm" svg:y1="4.302cm" svg:x2="12.811cm" svg:y2="4.302cm">
          <text:p/>
        </draw:line>
        <draw:frame draw:style-name="gr6" draw:text-style-name="P5" draw:layer="layout" svg:width="1.397cm" svg:height="0.762cm" svg:x="11.541cm" svg:y="3.667cm">
          <draw:text-box>
            <text:p><text:span text:style-name="T1">East</text:span></text:p>
          </draw:text-box>
        </draw:frame>
        <draw:ellipse draw:style-name="gr1" draw:text-style-name="P2" draw:layer="layout" svg:width="1.905cm" svg:height="0.889cm" svg:x="14.462cm" svg:y="1.635cm">
          <text:p text:style-name="P1"><text:span text:style-name="T1">A</text:span></text:p>
        </draw:ellipse>
        <draw:line draw:style-name="gr4" draw:text-style-name="P1" draw:layer="layout" svg:x1="15.605cm" svg:y1="3.794cm" svg:x2="15.605cm" svg:y2="2.524cm">
          <text:p/>
        </draw:line>
        <draw:frame draw:style-name="gr7" draw:text-style-name="P5" draw:layer="layout" svg:width="1.143cm" svg:height="0.73cm" svg:x="15.605cm" svg:y="3.064cm">
          <draw:text-box>
            <text:p><text:span text:style-name="T1">Up</text:span></text:p>
          </draw:text-box>
        </draw:frame>
        <draw:line draw:style-name="gr4" draw:text-style-name="P1" draw:layer="layout" svg:x1="12.811cm" svg:y1="4.81cm" svg:x2="11.287cm" svg:y2="4.81cm">
          <text:p/>
        </draw:line>
        <draw:frame draw:style-name="gr6" draw:text-style-name="P5" draw:layer="layout" svg:width="1.397cm" svg:height="0.762cm" svg:x="11.541cm" svg:y="4.81cm">
          <draw:text-box>
            <text:p><text:span text:style-name="T1">Down</text:span></text:p>
          </draw:text-box>
        </draw:frame>
        <draw:rect draw:style-name="gr2" draw:text-style-name="P3" draw:layer="layout" svg:width="3.556cm" svg:height="1.651cm" svg:x="2.27cm" svg:y="6.334cm">
          <text:p text:style-name="P1"><text:span text:style-name="T2">Window on pit</text:span></text:p>
        </draw:rect>
        <draw:line draw:style-name="gr4" draw:text-style-name="P1" draw:layer="layout" svg:x1="7.731cm" svg:y1="4.302cm" svg:x2="5.826cm" svg:y2="6.969cm">
          <text:p/>
        </draw:line>
        <draw:frame draw:style-name="gr5" draw:text-style-name="P5" draw:layer="layout" svg:width="1.397cm" svg:height="0.603cm" svg:x="5.699cm" svg:y="5.318cm">
          <draw:text-box>
            <text:p><text:span text:style-name="T1">West</text:span></text:p>
          </draw:text-box>
        </draw:frame>
        <draw:line draw:style-name="gr4" draw:text-style-name="P1" draw:layer="layout" svg:x1="5.826cm" svg:y1="7.223cm" svg:x2="7.731cm" svg:y2="4.683cm">
          <text:p/>
        </draw:line>
        <draw:frame draw:style-name="gr5" draw:text-style-name="P5" draw:layer="layout" svg:width="1.397cm" svg:height="0.603cm" svg:x="6.334cm" svg:y="6.239cm">
          <draw:text-box>
            <text:p><text:span text:style-name="T1">East</text:span></text:p>
          </draw:text-box>
        </draw:frame>
        <draw:ellipse draw:style-name="gr1" draw:text-style-name="P2" draw:layer="layout" svg:width="1.905cm" svg:height="0.889cm" svg:x="8.62cm" svg:y="6.461cm">
          <text:p text:style-name="P1"><text:span text:style-name="T1">C</text:span></text:p>
        </draw:ellipse>
        <draw:rect draw:style-name="gr2" draw:text-style-name="P3" draw:layer="layout" svg:width="3.556cm" svg:height="1.651cm" svg:x="7.858cm" svg:y="8.62cm">
          <text:p text:style-name="P1"><text:span text:style-name="T2">Dirty broken passage</text:span></text:p>
        </draw:rect>
        <draw:line draw:style-name="gr3" draw:text-style-name="P4" draw:layer="layout" svg:x1="9.382cm" svg:y1="7.35cm" svg:x2="9.382cm" svg:y2="8.62cm">
          <text:p/>
        </draw:line>
        <draw:line draw:style-name="gr4" draw:text-style-name="P1" draw:layer="layout" svg:x1="9.763cm" svg:y1="8.62cm" svg:x2="9.763cm" svg:y2="7.35cm">
          <text:p/>
        </draw:line>
        <draw:frame draw:style-name="gr5" draw:text-style-name="P5" draw:layer="layout" svg:width="1.397cm" svg:height="0.603cm" svg:x="9.736cm" svg:y="7.985cm">
          <draw:text-box>
            <text:p><text:span text:style-name="T1">Up</text:span></text:p>
          </draw:text-box>
        </draw:frame>
        <draw:rect draw:style-name="gr2" draw:text-style-name="P3" draw:layer="layout" svg:width="3.556cm" svg:height="1.651cm" svg:x="12.938cm" svg:y="8.62cm">
          <text:p text:style-name="P1"><text:span text:style-name="T2">Small climbable pit</text:span></text:p>
        </draw:rect>
        <draw:line draw:style-name="gr4" draw:text-style-name="P1" draw:layer="layout" svg:x1="11.414cm" svg:y1="9.255cm" svg:x2="12.938cm" svg:y2="9.255cm">
          <text:p/>
        </draw:line>
        <draw:frame draw:style-name="gr6" draw:text-style-name="P5" draw:layer="layout" svg:width="1.397cm" svg:height="0.762cm" svg:x="11.668cm" svg:y="8.62cm">
          <draw:text-box>
            <text:p><text:span text:style-name="T1">East</text:span></text:p>
          </draw:text-box>
        </draw:frame>
        <draw:line draw:style-name="gr4" draw:text-style-name="P1" draw:layer="layout" svg:x1="12.938cm" svg:y1="9.636cm" svg:x2="11.414cm" svg:y2="9.636cm">
          <text:p/>
        </draw:line>
        <draw:frame draw:style-name="gr6" draw:text-style-name="P5" draw:layer="layout" svg:width="1.397cm" svg:height="0.762cm" svg:x="11.668cm" svg:y="9.763cm">
          <draw:text-box>
            <text:p><text:span text:style-name="T1">West</text:span></text:p>
          </draw:text-box>
        </draw:frame>
        <draw:rect draw:style-name="gr2" draw:text-style-name="P3" draw:layer="layout" svg:width="3.556cm" svg:height="1.651cm" svg:x="2.397cm" svg:y="8.62cm">
          <text:p text:style-name="P1"><text:span text:style-name="T2">Dusty rock room</text:span></text:p>
        </draw:rect>
        <draw:line draw:style-name="gr4" draw:text-style-name="P1" draw:layer="layout" svg:x1="7.858cm" svg:y1="9.255cm" svg:x2="5.953cm" svg:y2="9.255cm">
          <text:p/>
        </draw:line>
        <draw:frame draw:style-name="gr6" draw:text-style-name="P5" draw:layer="layout" svg:width="1.397cm" svg:height="0.762cm" svg:x="6.588cm" svg:y="8.747cm">
          <draw:text-box>
            <text:p><text:span text:style-name="T1">West</text:span></text:p>
          </draw:text-box>
        </draw:frame>
        <draw:line draw:style-name="gr4" draw:text-style-name="P1" draw:layer="layout" svg:x1="5.953cm" svg:y1="9.636cm" svg:x2="7.858cm" svg:y2="9.636cm">
          <text:p/>
        </draw:line>
        <draw:frame draw:style-name="gr6" draw:text-style-name="P5" draw:layer="layout" svg:width="1.397cm" svg:height="0.762cm" svg:x="6.207cm" svg:y="9.636cm">
          <draw:text-box>
            <text:p><text:span text:style-name="T1">East</text:span></text:p>
          </draw:text-box>
        </draw:frame>
        <draw:rect draw:style-name="gr2" draw:text-style-name="P3" draw:layer="layout" svg:width="3.556cm" svg:height="1.651cm" svg:x="13.065cm" svg:y="11.16cm">
          <text:p text:style-name="P1"><text:span text:style-name="T2">Bottom of small pit</text:span></text:p>
        </draw:rect>
        <draw:line draw:style-name="gr4" draw:text-style-name="P1" draw:layer="layout" svg:x1="14.335cm" svg:y1="10.271cm" svg:x2="14.335cm" svg:y2="11.16cm">
          <text:p/>
        </draw:line>
        <draw:frame draw:style-name="gr6" draw:text-style-name="P5" draw:layer="layout" svg:width="1.397cm" svg:height="0.762cm" svg:x="13.065cm" svg:y="10.398cm">
          <draw:text-box>
            <text:p><text:span text:style-name="T1">Down</text:span></text:p>
          </draw:text-box>
        </draw:frame>
        <draw:line draw:style-name="gr4" draw:text-style-name="P1" draw:layer="layout" svg:x1="14.843cm" svg:y1="11.16cm" svg:x2="14.843cm" svg:y2="10.271cm">
          <text:p/>
        </draw:line>
        <draw:frame draw:style-name="gr6" draw:text-style-name="P5" draw:layer="layout" svg:width="1.397cm" svg:height="0.762cm" svg:x="14.843cm" svg:y="10.398cm">
          <draw:text-box>
            <text:p><text:span text:style-name="T1">Up</text:span></text:p>
          </draw:text-box>
        </draw:frame>
        <draw:rect draw:style-name="gr2" draw:text-style-name="P3" draw:layer="layout" svg:width="3.556cm" svg:height="1.651cm" svg:x="2.397cm" svg:y="11.16cm">
          <text:p text:style-name="P1"><text:span text:style-name="T2">Complex junction</text:span></text:p>
        </draw:rect>
        <draw:line draw:style-name="gr4" draw:text-style-name="P1" draw:layer="layout" svg:x1="3.794cm" svg:y1="10.271cm" svg:x2="3.794cm" svg:y2="11.16cm">
          <text:p/>
        </draw:line>
        <draw:frame draw:style-name="gr6" draw:text-style-name="P5" draw:layer="layout" svg:width="1.397cm" svg:height="0.762cm" svg:x="2.524cm" svg:y="10.398cm">
          <draw:text-box>
            <text:p><text:span text:style-name="T1">Down</text:span></text:p>
          </draw:text-box>
        </draw:frame>
        <draw:line draw:style-name="gr4" draw:text-style-name="P1" draw:layer="layout" svg:x1="4.302cm" svg:y1="11.16cm" svg:x2="4.302cm" svg:y2="10.271cm">
          <text:p/>
        </draw:line>
        <draw:frame draw:style-name="gr6" draw:text-style-name="P5" draw:layer="layout" svg:width="1.397cm" svg:height="0.762cm" svg:x="4.302cm" svg:y="10.398cm">
          <draw:text-box>
            <text:p><text:span text:style-name="T1">Up</text:span></text:p>
          </draw:text-box>
        </draw:frame>
        <draw:rect draw:style-name="gr2" draw:text-style-name="P6" draw:layer="layout" svg:width="3.556cm" svg:height="1.651cm" svg:x="2.397cm" svg:y="13.7cm">
          <text:p text:style-name="P1"><text:span text:style-name="T3">Bedquilt</text:span></text:p>
          <text:p text:style-name="P1"><text:span text:style-name="T3">Random exploration</text:span></text:p>
        </draw:rect>
        <draw:line draw:style-name="gr4" draw:text-style-name="P1" draw:layer="layout" svg:x1="3.794cm" svg:y1="12.811cm" svg:x2="3.794cm" svg:y2="13.7cm">
          <text:p/>
        </draw:line>
        <draw:frame draw:style-name="gr6" draw:text-style-name="P5" draw:layer="layout" svg:width="1.397cm" svg:height="0.762cm" svg:x="2.524cm" svg:y="12.938cm">
          <draw:text-box>
            <text:p><text:span text:style-name="T1">West</text:span></text:p>
          </draw:text-box>
        </draw:frame>
        <draw:line draw:style-name="gr4" draw:text-style-name="P1" draw:layer="layout" svg:x1="4.175cm" svg:y1="13.7cm" svg:x2="4.175cm" svg:y2="12.811cm">
          <text:p/>
        </draw:line>
        <draw:frame draw:style-name="gr6" draw:text-style-name="P5" draw:layer="layout" svg:width="1.397cm" svg:height="0.762cm" svg:x="4.175cm" svg:y="12.938cm">
          <draw:text-box>
            <text:p><text:span text:style-name="T1">East</text:span></text:p>
          </draw:text-box>
        </draw:frame>
        <draw:rect draw:style-name="gr2" draw:text-style-name="P3" draw:layer="layout" svg:width="3.556cm" svg:height="1.651cm" svg:x="2.397cm" svg:y="16.748cm">
          <text:p text:style-name="P7"><text:span text:style-name="T2">Slab room</text:span></text:p>
        </draw:rect>
        <draw:rect draw:style-name="gr2" draw:text-style-name="P3" draw:layer="layout" svg:width="3.556cm" svg:height="1.651cm" svg:x="7.858cm" svg:y="11.16cm">
          <text:p text:style-name="P7"><text:span text:style-name="T2">Secret NS canyon</text:span></text:p>
          <text:p text:style-name="P7"><text:span text:style-name="T2">above large room</text:span></text:p>
        </draw:rect>
        <draw:line draw:style-name="gr4" draw:text-style-name="P1" draw:layer="layout" svg:x1="3.667cm" svg:y1="16.748cm" svg:x2="3.667cm" svg:y2="15.605cm">
          <text:p/>
        </draw:line>
        <draw:frame draw:style-name="gr8" draw:text-style-name="P5" draw:layer="layout" svg:width="1.397cm" svg:height="0.635cm" svg:x="3.54cm" svg:y="16.113cm">
          <draw:text-box>
            <text:p><text:span text:style-name="T1">Up</text:span></text:p>
          </draw:text-box>
        </draw:frame>
        <draw:line draw:style-name="gr4" draw:text-style-name="P1" draw:layer="layout" svg:x1="4.556cm" svg:y1="15.986cm" svg:x2="4.556cm" svg:y2="16.748cm">
          <text:p/>
        </draw:line>
        <draw:frame draw:style-name="gr6" draw:text-style-name="P5" draw:layer="layout" svg:width="1.397cm" svg:height="0.762cm" svg:x="8.366cm" svg:y="13.446cm">
          <draw:text-box>
            <text:p><text:span text:style-name="T1">Down</text:span></text:p>
          </draw:text-box>
        </draw:frame>
        <draw:rect draw:style-name="gr2" draw:text-style-name="P6" draw:layer="layout" svg:width="3.556cm" svg:height="1.651cm" svg:x="2.397cm" svg:y="19.288cm">
          <text:p text:style-name="P1"><text:span text:style-name="T3">Swiss cheese room</text:span></text:p>
          <text:p text:style-name="P1"><text:span text:style-name="T3">Somewhat random</text:span></text:p>
        </draw:rect>
        <draw:line draw:style-name="gr4" draw:text-style-name="P1" draw:layer="layout" svg:x1="3.794cm" svg:y1="18.399cm" svg:x2="3.794cm" svg:y2="19.288cm">
          <text:p/>
        </draw:line>
        <draw:frame draw:style-name="gr8" draw:text-style-name="P5" draw:layer="layout" svg:width="1.397cm" svg:height="0.635cm" svg:x="2.524cm" svg:y="18.653cm">
          <draw:text-box>
            <text:p><text:span text:style-name="T1">South</text:span></text:p>
          </draw:text-box>
        </draw:frame>
        <draw:rect draw:style-name="gr2" draw:text-style-name="P3" draw:layer="layout" svg:width="3.556cm" svg:height="1.651cm" svg:x="7.985cm" svg:y="16.621cm">
          <text:p text:style-name="P1"><text:span text:style-name="T2">Large low room</text:span></text:p>
        </draw:rect>
        <draw:line draw:style-name="gr4" draw:text-style-name="P1" draw:layer="layout" svg:x1="5.318cm" svg:y1="19.288cm" svg:x2="7.985cm" svg:y2="17.129cm">
          <text:p/>
        </draw:line>
        <draw:frame draw:style-name="gr8" draw:text-style-name="P5" draw:layer="layout" svg:width="1.397cm" svg:height="0.635cm" svg:x="6.461cm" svg:y="17.129cm">
          <draw:text-box>
            <text:p><text:span text:style-name="T1">North</text:span></text:p>
          </draw:text-box>
        </draw:frame>
        <draw:rect draw:style-name="gr2" draw:text-style-name="P3" draw:layer="layout" svg:width="3.556cm" svg:height="1.651cm" svg:x="13.319cm" svg:y="16.621cm">
          <text:p text:style-name="P1"><text:span text:style-name="T2">Two pit</text:span></text:p>
        </draw:rect>
        <draw:line draw:style-name="gr4" draw:text-style-name="P1" draw:layer="layout" svg:x1="11.541cm" svg:y1="17.129cm" svg:x2="13.319cm" svg:y2="17.129cm">
          <text:p/>
        </draw:line>
        <draw:frame draw:style-name="gr8" draw:text-style-name="P5" draw:layer="layout" svg:width="1.397cm" svg:height="0.635cm" svg:x="11.414cm" svg:y="16.621cm">
          <draw:text-box>
            <text:p><text:span text:style-name="T1">SW</text:span></text:p>
          </draw:text-box>
        </draw:frame>
        <draw:line draw:style-name="gr4" draw:text-style-name="P1" draw:layer="layout" svg:x1="14.843cm" svg:y1="18.272cm" svg:x2="14.843cm" svg:y2="20.05cm">
          <text:p/>
        </draw:line>
        <draw:line draw:style-name="gr4" draw:text-style-name="P1" draw:layer="layout" svg:x1="14.716cm" svg:y1="19.923cm" svg:x2="5.953cm" svg:y2="19.923cm">
          <text:p/>
        </draw:line>
        <draw:frame draw:style-name="gr8" draw:text-style-name="P5" draw:layer="layout" svg:width="1.397cm" svg:height="0.635cm" svg:x="13.7cm" svg:y="18.399cm">
          <draw:text-box>
            <text:p><text:span text:style-name="T1">East</text:span></text:p>
          </draw:text-box>
        </draw:frame>
        <draw:rect draw:style-name="gr2" draw:text-style-name="P3" draw:layer="layout" svg:width="3.556cm" svg:height="0.635cm" svg:x="7.985cm" svg:y="18.907cm">
          <text:p text:style-name="P1"><text:span text:style-name="T2">Dead end</text:span></text:p>
        </draw:rect>
        <draw:line draw:style-name="gr4" draw:text-style-name="P1" draw:layer="layout" svg:x1="9.382cm" svg:y1="18.907cm" svg:x2="9.382cm" svg:y2="18.272cm">
          <text:p/>
        </draw:line>
        <draw:frame draw:style-name="gr8" draw:text-style-name="P5" draw:layer="layout" svg:width="1.397cm" svg:height="0.635cm" svg:x="8.112cm" svg:y="18.272cm">
          <draw:text-box>
            <text:p><text:span text:style-name="T1">South</text:span></text:p>
          </draw:text-box>
        </draw:frame>
        <draw:line draw:style-name="gr4" draw:text-style-name="P1" draw:layer="layout" svg:x1="9.763cm" svg:y1="18.272cm" svg:x2="9.763cm" svg:y2="18.907cm">
          <text:p/>
        </draw:line>
        <draw:frame draw:style-name="gr8" draw:text-style-name="P5" draw:layer="layout" svg:width="1.397cm" svg:height="0.635cm" svg:x="9.636cm" svg:y="18.272cm">
          <draw:text-box>
            <text:p><text:span text:style-name="T1">North</text:span></text:p>
          </draw:text-box>
        </draw:frame>
        <draw:line draw:style-name="gr4" draw:text-style-name="P1" draw:layer="layout" svg:x1="13.319cm" svg:y1="17.51cm" svg:x2="11.541cm" svg:y2="17.51cm">
          <text:p/>
        </draw:line>
        <draw:frame draw:style-name="gr8" draw:text-style-name="P5" draw:layer="layout" svg:width="1.397cm" svg:height="0.635cm" svg:x="11.922cm" svg:y="17.51cm">
          <draw:text-box>
            <text:p><text:span text:style-name="T1">NE</text:span></text:p>
          </draw:text-box>
        </draw:frame>
        <draw:line draw:style-name="gr4" draw:text-style-name="P1" draw:layer="layout" svg:x1="5.953cm" svg:y1="20.304cm" svg:x2="15.605cm" svg:y2="20.304cm">
          <text:p/>
        </draw:line>
        <draw:line draw:style-name="gr4" draw:text-style-name="P1" draw:layer="layout" svg:x1="15.605cm" svg:y1="20.304cm" svg:x2="15.605cm" svg:y2="18.272cm">
          <text:p/>
        </draw:line>
        <draw:frame draw:style-name="gr8" draw:text-style-name="P5" draw:layer="layout" svg:width="1.397cm" svg:height="0.635cm" svg:x="5.953cm" svg:y="20.304cm">
          <draw:text-box>
            <text:p><text:span text:style-name="T1">West</text:span></text:p>
          </draw:text-box>
        </draw:frame>
        <draw:ellipse draw:style-name="gr1" draw:text-style-name="P2" draw:layer="layout" svg:width="1.905cm" svg:height="0.889cm" svg:x="12.303cm" svg:y="1.635cm">
          <text:p text:style-name="P1"><text:span text:style-name="T1">D</text:span></text:p>
        </draw:ellipse>
        <draw:line draw:style-name="gr4" draw:text-style-name="P1" draw:layer="layout" svg:x1="13.319cm" svg:y1="2.524cm" svg:x2="13.319cm" svg:y2="3.794cm">
          <text:p/>
        </draw:line>
        <draw:line draw:style-name="gr4" draw:text-style-name="P1" draw:layer="layout" svg:x1="2.397cm" svg:y1="14.208cm" svg:x2="1.254cm" svg:y2="14.208cm">
          <text:p/>
        </draw:line>
        <draw:line draw:style-name="gr4" draw:text-style-name="P1" draw:layer="layout" svg:x1="1.254cm" svg:y1="14.208cm" svg:x2="1.254cm" svg:y2="20.431cm">
          <text:p/>
        </draw:line>
        <draw:line draw:style-name="gr4" draw:text-style-name="P1" draw:layer="layout" svg:x1="1.254cm" svg:y1="20.431cm" svg:x2="2.397cm" svg:y2="20.431cm">
          <text:p/>
        </draw:line>
        <draw:frame draw:style-name="gr6" draw:text-style-name="P5" draw:layer="layout" svg:width="1.397cm" svg:height="0.762cm" svg:x="1.254cm" svg:y="13.7cm">
          <draw:text-box>
            <text:p><text:span text:style-name="T1">West</text:span></text:p>
          </draw:text-box>
        </draw:frame>
        <draw:line draw:style-name="gr4" draw:text-style-name="P1" draw:layer="layout" svg:x1="2.397cm" svg:y1="20.05cm" svg:x2="1.635cm" svg:y2="20.05cm">
          <text:p/>
        </draw:line>
        <draw:line draw:style-name="gr4" draw:text-style-name="P1" draw:layer="layout" svg:x1="1.635cm" svg:y1="20.05cm" svg:x2="1.635cm" svg:y2="14.716cm">
          <text:p/>
        </draw:line>
        <draw:line draw:style-name="gr4" draw:text-style-name="P1" draw:layer="layout" svg:x1="1.635cm" svg:y1="14.716cm" svg:x2="2.397cm" svg:y2="14.716cm">
          <text:p/>
        </draw:line>
        <draw:frame draw:style-name="gr9" draw:text-style-name="P5" draw:layer="layout" svg:width="0.942cm" svg:height="0.603cm" svg:x="1.508cm" svg:y="19.288cm">
          <draw:text-box>
            <text:p text:style-name="P5"><text:span text:style-name="T1">NE</text:span></text:p>
          </draw:text-box>
        </draw:frame>
        <draw:line draw:style-name="gr4" draw:text-style-name="P1" draw:layer="layout" svg:x1="2.651cm" svg:y1="15.351cm" svg:x2="2.651cm" svg:y2="16.748cm">
          <text:p/>
        </draw:line>
        <draw:frame draw:style-name="gr6" draw:text-style-name="P5" draw:layer="layout" svg:width="1.397cm" svg:height="0.762cm" svg:x="2.524cm" svg:y="15.478cm">
          <draw:text-box>
            <text:p><text:span text:style-name="T1">Slab</text:span></text:p>
          </draw:text-box>
        </draw:frame>
        <draw:line draw:style-name="gr4" draw:text-style-name="P1" draw:layer="layout" svg:x1="3.667cm" svg:y1="15.605cm" svg:x2="8.493cm" svg:y2="15.605cm">
          <text:p/>
        </draw:line>
        <draw:line draw:style-name="gr4" draw:text-style-name="P1" draw:layer="layout" svg:x1="8.366cm" svg:y1="15.605cm" svg:x2="8.366cm" svg:y2="12.811cm">
          <text:p/>
        </draw:line>
        <draw:line draw:style-name="gr4" draw:text-style-name="P1" draw:layer="layout" svg:x1="8.874cm" svg:y1="12.811cm" svg:x2="8.874cm" svg:y2="16.113cm">
          <text:p/>
        </draw:line>
        <draw:line draw:style-name="gr4" draw:text-style-name="P1" draw:layer="layout" svg:x1="8.874cm" svg:y1="15.986cm" svg:x2="4.556cm" svg:y2="15.986cm">
          <text:p/>
        </draw:line>
        <draw:rect draw:style-name="gr2" draw:text-style-name="P3" draw:layer="layout" svg:width="3.556cm" svg:height="1.651cm" svg:x="9.89cm" svg:y="13.954cm">
          <text:p text:style-name="P7"><text:span text:style-name="T2">Secret E/W canyon</text:span></text:p>
        </draw:rect>
        <draw:line draw:style-name="gr4" draw:text-style-name="P1" draw:layer="layout" svg:x1="10.144cm" svg:y1="12.811cm" svg:x2="10.144cm" svg:y2="13.954cm">
          <text:p/>
        </draw:line>
        <draw:frame draw:style-name="gr6" draw:text-style-name="P5" draw:layer="layout" svg:width="1.397cm" svg:height="0.762cm" svg:x="9.255cm" svg:y="12.811cm">
          <draw:text-box>
            <text:p><text:span text:style-name="T1">South</text:span></text:p>
          </draw:text-box>
        </draw:frame>
        <draw:ellipse draw:style-name="gr1" draw:text-style-name="P2" draw:layer="layout" svg:width="1.27cm" svg:height="0.762cm" svg:x="14.716cm" svg:y="14.462cm">
          <text:p text:style-name="P1"><text:span text:style-name="T1">G</text:span></text:p>
        </draw:ellipse>
        <draw:line draw:style-name="gr4" draw:text-style-name="P1" draw:layer="layout" svg:x1="13.446cm" svg:y1="14.716cm" svg:x2="14.843cm" svg:y2="14.716cm">
          <text:p/>
        </draw:line>
        <draw:frame draw:style-name="gr6" draw:text-style-name="P5" draw:layer="layout" svg:width="1.397cm" svg:height="0.762cm" svg:x="13.319cm" svg:y="14.208cm">
          <draw:text-box>
            <text:p><text:span text:style-name="T1">East</text:span></text:p>
          </draw:text-box>
        </draw:frame>
        <draw:line draw:style-name="gr4" draw:text-style-name="P1" draw:layer="layout" svg:x1="10.779cm" svg:y1="13.954cm" svg:x2="10.779cm" svg:y2="12.811cm">
          <text:p/>
        </draw:line>
        <draw:frame draw:style-name="gr6" draw:text-style-name="P5" draw:layer="layout" svg:width="1.397cm" svg:height="0.762cm" svg:x="10.652cm" svg:y="13.065cm">
          <draw:text-box>
            <text:p><text:span text:style-name="T1">West</text:span></text:p>
          </draw:text-box>
        </draw:frame>
        <draw:ellipse draw:style-name="gr1" draw:text-style-name="P2" draw:layer="layout" svg:width="1.143cm" svg:height="0.635cm" svg:x="14.716cm" svg:y="15.605cm">
          <text:p text:style-name="P1"><text:span text:style-name="T1">H</text:span></text:p>
        </draw:ellipse>
        <draw:line draw:style-name="gr4" draw:text-style-name="P1" draw:layer="layout" svg:x1="13.446cm" svg:y1="15.224cm" svg:x2="14.843cm" svg:y2="15.732cm">
          <text:p/>
        </draw:line>
        <draw:frame draw:style-name="gr6" draw:text-style-name="P5" draw:layer="layout" svg:width="1.397cm" svg:height="0.762cm" svg:x="13.319cm" svg:y="15.478cm">
          <draw:text-box>
            <text:p><text:span text:style-name="T1">Down</text:span></text:p>
          </draw:text-box>
        </draw:frame>
        <draw:ellipse draw:style-name="gr1" draw:text-style-name="P2" draw:layer="layout" svg:width="1.143cm" svg:height="0.635cm" svg:x="3.413cm" svg:y="21.828cm">
          <text:p text:style-name="P1"><text:span text:style-name="T1">I</text:span></text:p>
        </draw:ellipse>
        <draw:line draw:style-name="gr4" draw:text-style-name="P1" draw:layer="layout" svg:x1="3.921cm" svg:y1="21.828cm" svg:x2="3.921cm" svg:y2="20.9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en Boyd</meta:initial-creator>
    <meta:creation-date>2020-04-13T14:37:51.59</meta:creation-date>
    <dc:date>2020-04-15T15:01:01.52</dc:date>
    <dc:creator>Stephen Boyd</dc:creator>
    <meta:editing-duration>PT5H45M19S</meta:editing-duration>
    <meta:editing-cycles>51</meta:editing-cycles>
    <meta:generator>OpenOffice/4.1.1$Win32 OpenOffice.org_project/411m6$Build-9775</meta:generator>
    <meta:printed-by>Stephen Boyd</meta:printed-by>
    <meta:print-date>2020-04-15T14:09:37.46</meta:print-date>
    <meta:document-statistic meta:object-count="110"/>
  </office:meta>
</office:document-meta>
</file>